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oarse Rounded" svg:font-family="Coarse Rounde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15%" fo:margin-left="0.5in" fo:text-indent="-0.25in">
        <style:tab-stops/>
      </style:paragraph-properties>
      <style:text-properties style:font-name="Century Gothic"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3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4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5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6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7" style:parent-style-name="ListParagraph" style:list-style-name="LFO1" style:family="paragraph">
      <style:paragraph-properties fo:margin-bottom="0in" fo:line-height="150%"/>
    </style:style>
    <style:style style:name="T8" style:parent-style-name="DefaultParagraphFont" style:family="text">
      <style:text-properties style:font-name="Coarse Rounded"/>
    </style:style>
    <style:style style:name="T9" style:parent-style-name="DefaultParagraphFont" style:family="text">
      <style:text-properties style:font-name="Coarse Rounded" fo:language="en" fo:country="US"/>
    </style:style>
    <style:style style:name="P10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1" style:parent-style-name="ListParagraph" style:list-style-name="LFO1" style:family="paragraph">
      <style:paragraph-properties fo:margin-bottom="0in" fo:line-height="150%"/>
    </style:style>
    <style:style style:name="T12" style:parent-style-name="DefaultParagraphFont" style:family="text">
      <style:text-properties style:font-name="Coarse Rounded" fo:language="en" fo:country="US"/>
    </style:style>
    <style:style style:name="P13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4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5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6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7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8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19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0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1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2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3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4" style:parent-style-name="ListParagraph" style:list-style-name="LFO1" style:family="paragraph">
      <style:paragraph-properties fo:margin-bottom="0in" fo:line-height="150%"/>
      <style:text-properties style:font-name="Coarse Rounded"/>
    </style:style>
    <style:style style:name="P25" style:parent-style-name="ListParagraph" style:list-style-name="LFO1" style:family="paragraph">
      <style:paragraph-properties fo:margin-bottom="0in" fo:line-height="150%"/>
      <style:text-properties style:font-name="Coarse Rounded"/>
    </style:style>
  </office:automatic-styles>
  <office:body>
    <office:text text:use-soft-page-breaks="true">
      <text:p text:style-name="P1">Feature list for Iteration 2 Group 4</text:p>
      <text:list text:style-name="LFO1" text:continue-numbering="true">
        <text:list-item>
          <text:p text:style-name="P2">Add/remove departments to/from the database</text:p>
        </text:list-item>
        <text:list-item>
          <text:p text:style-name="P3">Increase/decrease stock (Selling/buying simulation).</text:p>
        </text:list-item>
        <text:list-item>
          <text:p text:style-name="P4">Add/remove items to/from the database</text:p>
        </text:list-item>
        <text:list-item>
          <text:p text:style-name="P5">See average salary for the whole store.</text:p>
        </text:list-item>
        <text:list-item>
          <text:p text:style-name="P6">See employee count per Position for each department.</text:p>
        </text:list-item>
        <text:list-item>
          <text:p text:style-name="P7"><text:span text:style-name="T8">See item count per department</text:span><text:span text:style-name="T9">.</text:span></text:p>
        </text:list-item>
        <text:list-item>
          <text:p text:style-name="P10">Assign/Remove employees from shifts</text:p>
        </text:list-item>
        <text:list-item>
          <text:p text:style-name="P11"><text:span text:style-name="T12">Adding new announcements <text:s/>to <text:s/>the system (only as a manager)</text:span></text:p>
        </text:list-item>
        <text:list-item>
          <text:p text:style-name="P13">Deleting the announcement (only as a manager)</text:p>
        </text:list-item>
        <text:list-item>
          <text:p text:style-name="P14">Edit the announcement (only as a manager)</text:p>
        </text:list-item>
        <text:list-item>
          <text:p text:style-name="P15">View all the announcements in the system (only as a manager)</text:p>
        </text:list-item>
        <text:list-item>
          <text:p text:style-name="P16">Passwords are generated randomly for security purposes</text:p>
        </text:list-item>
        <text:list-item>
          <text:p text:style-name="P17">Forgotten password functionality</text:p>
        </text:list-item>
        <text:list-item>
          <text:p text:style-name="P18">See users personal information</text:p>
        </text:list-item>
        <text:list-item>
          <text:p text:style-name="P19">Change user information</text:p>
        </text:list-item>
        <text:list-item>
          <text:p text:style-name="P20">View full schedule</text:p>
        </text:list-item>
        <text:list-item>
          <text:p text:style-name="P21">View personal schedule</text:p>
        </text:list-item>
        <text:list-item>
          <text:p text:style-name="P22">Ask for a shift change<text:s/></text:p>
        </text:list-item>
        <text:list-item>
          <text:p text:style-name="P23">Call in sick</text:p>
        </text:list-item>
        <text:list-item>
          <text:p text:style-name="P24">See stock information</text:p>
        </text:list-item>
        <text:list-item>
          <text:p text:style-name="P25">Getting information about next shif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oarse Rounded" svg:font-family="Coarse Rounded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.sona@yahoo.com</meta:initial-creator>
    <dc:creator>cristina.sona@yahoo.com</dc:creator>
    <meta:creation-date>2020-05-05T09:21:00Z</meta:creation-date>
    <dc:date>2020-05-05T09:27:00Z</dc:date>
    <meta:template xlink:href="Normal" xlink:type="simple"/>
    <meta:editing-cycles>1</meta:editing-cycles>
    <meta:editing-duration>PT0S</meta:editing-duration>
    <meta:document-statistic meta:page-count="1" meta:paragraph-count="1" meta:word-count="122" meta:character-count="823" meta:row-count="5" meta:non-whitespace-character-count="702"/>
  </office:meta>
</office:document-meta>
</file>